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 fo:font-size="18pt" style:font-size-asian="18pt" style:font-size-complex="18pt"/>
    </style:style>
    <style:style style:name="P2" style:parent-style-name="Standard" style:family="paragraph">
      <style:text-properties fo:color="#FF0000" fo:font-size="18pt" style:font-size-asian="18pt" style:font-size-complex="18pt"/>
    </style:style>
    <style:style style:name="P3" style:parent-style-name="Standard" style:family="paragraph">
      <style:text-properties fo:color="#FF0000" fo:font-size="18pt" style:font-size-asian="18pt" style:font-size-complex="18pt"/>
    </style:style>
    <style:style style:name="P4" style:parent-style-name="Standard" style:family="paragraph">
      <style:text-properties fo:color="#FF0000" fo:font-size="18pt" style:font-size-asian="18pt" style:font-size-complex="18pt"/>
    </style:style>
    <style:style style:name="P5" style:parent-style-name="Standard" style:family="paragraph">
      <style:text-properties fo:color="#FF0000" fo:font-size="18pt" style:font-size-asian="18pt" style:font-size-complex="18pt"/>
    </style:style>
    <style:style style:name="P6" style:parent-style-name="Standard" style:family="paragraph">
      <style:text-properties fo:color="#FF0000" fo:font-size="18pt" style:font-size-asian="18pt" style:font-size-complex="18pt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Emphasis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SourceTex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SourceTex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Emphasis" style:family="text">
      <style:text-properties fo:font-weight="bold" style:font-weight-asian="bold" style:font-weight-complex="bold"/>
    </style:style>
    <style:style style:name="T20" style:parent-style-name="Emphasis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elnet 10.100.36.95</text:p>
      <text:p text:style-name="P2">username: mcalab</text:p>
      <text:p text:style-name="P3">password:mcalab</text:p>
      <text:p text:style-name="P4">rlwrap sqlplus</text:p>
      <text:p text:style-name="P5">user: reg no</text:p>
      <text:p text:style-name="P6">password: reg no</text:p>
      <text:p text:style-name="Standard"/>
      <text:p text:style-name="Standard"/>
      <text:p text:style-name="Standard"/>
      <text:p text:style-name="P7">Shop query</text:p>
      <text:p text:style-name="Standard"><text:s/></text:p>
      <text:p text:style-name="Standard"/>
      <text:p text:style-name="Standard">mysql&gt; CREATE TABLE shop (</text:p>
      <text:p text:style-name="Standard"><text:s text:c="4"/>-&gt; <text:s text:c="4"/>article INT(10) PRIMARY KEY,</text:p>
      <text:p text:style-name="Standard"><text:s text:c="4"/>-&gt; <text:s text:c="4"/>dealer <text:s/>CHAR(20) <text:s/>,</text:p>
      <text:p text:style-name="Standard"><text:s text:c="4"/>-&gt; <text:s text:c="4"/>price <text:s text:c="2"/>DECIMAL(16,2),</text:p>
      <text:p text:style-name="Standard"><text:s text:c="4"/>-&gt; <text:s text:c="4"/>PRIMARY KEY( articler));</text:p>
      <text:p text:style-name="Standard">Query OK, 0 rows affected (0.55 sec)</text:p>
      <text:p text:style-name="Standard"/>
      <text:p text:style-name="Standard">mysql&gt; DESC shop;</text:p>
      <text:p text:style-name="Standard">+---------+---------------+------+-----+---------+-------+</text:p>
      <text:p text:style-name="Standard">| Field <text:s text:c="2"/>| Type <text:s text:c="9"/>| Null | Key | Default | Extra |</text:p>
      <text:p text:style-name="Standard">+---------+---------------+------+-----+---------+-------+</text:p>
      <text:p text:style-name="Standard">| article | int unsigned <text:s/>| NO <text:s text:c="2"/>| PRI | 0 <text:s text:c="6"/>| <text:s text:c="6"/>|</text:p>
      <text:p text:style-name="Standard">| dealer <text:s/>| char(20) <text:s text:c="5"/>| NO <text:s text:c="2"/>| PRI | <text:s text:c="8"/>| <text:s text:c="6"/>|</text:p>
      <text:p text:style-name="Standard">| price <text:s text:c="2"/>| decimal(16,2) | NO <text:s text:c="2"/>| <text:s text:c="4"/>| 0.00 <text:s text:c="3"/>| <text:s text:c="6"/>|</text:p>
      <text:p text:style-name="Standard">+---------+---------------+------+-----+---------+-------+</text:p>
      <text:p text:style-name="Standard">3 rows in set (0.01 sec)</text:p>
      <text:p text:style-name="Standard"/>
      <text:p text:style-name="Standard"/>
      <text:p text:style-name="Standard">mysql&gt; INSERT INTO shop VALUES (1,'A',3.45);</text:p>
      <text:p text:style-name="Standard">INSERT INTO shop VALUES (2,'A',10.99);</text:p>
      <text:p text:style-name="Standard">INSERT INTO shop VALUES (3,'B',1.45);</text:p>
      <text:p text:style-name="Standard">INSERT INTO shop VALUES (3,'C',1.69);</text:p>
      <text:p text:style-name="Standard">INSERT INTO shop VALUES (3,'D',1.25);</text:p>
      <text:p text:style-name="Standard">INSERT INTO shop VALUES (4,'D',19.95);</text:p>
      <text:p text:style-name="Standard"><text:s text:c="4"/></text:p>
      <text:p text:style-name="Standard"/>
      <text:p text:style-name="Standard"/>
      <text:p text:style-name="Standard">mysql&gt; SELECT * FROM shop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1 | A <text:s text:c="5"/>| <text:s/>3.45 |</text:p>
      <text:p text:style-name="Standard">| <text:s text:c="6"/>1 | B <text:s text:c="5"/>| <text:s/>3.99 |</text:p>
      <text:p text:style-name="Standard">| <text:s text:c="6"/>2 | A <text:s text:c="5"/>| 10.99 |</text:p>
      <text:p text:style-name="Standard">| <text:s text:c="6"/>3 | B <text:s text:c="5"/>| <text:s/>1.45 |</text:p>
      <text:p text:style-name="Standard">| <text:s text:c="6"/>3 | C <text:s text:c="5"/>| <text:s/>1.69 |</text:p>
      <text:p text:style-name="Standard">| <text:s text:c="6"/>3 | D <text:s text:c="5"/>| <text:s/>1.25 |</text:p>
      <text:soft-page-break/>
      <text:p text:style-name="Standard">| <text:s text:c="6"/>4 | D <text:s text:c="5"/>| 19.95 |</text:p>
      <text:p text:style-name="Standard">| <text:s text:c="6"/>4 | E <text:s text:c="5"/>| 20.96 |</text:p>
      <text:p text:style-name="Standard">+---------+--------+-------+</text:p>
      <text:p text:style-name="Standard">8 rows in set (0.00 sec)</text:p>
      <text:p text:style-name="Standard"/>
      <text:p text:style-name="Standard">mysql&gt; INSERT INTO shop VALUES (4,'E',20.96);</text:p>
      <text:p text:style-name="Standard">Query OK, 1 row affected (0.08 sec)</text:p>
      <text:p text:style-name="Standard"/>
      <text:p text:style-name="Standard">mysql&gt; DESC shop;</text:p>
      <text:p text:style-name="Standard">+---------+---------------+------+-----+---------+-------+</text:p>
      <text:p text:style-name="Standard">| Field <text:s text:c="2"/>| Type <text:s text:c="9"/>| Null | Key | Default | Extra |</text:p>
      <text:p text:style-name="Standard">+---------+---------------+------+-----+---------+-------+</text:p>
      <text:p text:style-name="Standard">| article | int unsigned <text:s/>| NO <text:s text:c="2"/>| PRI | 0 <text:s text:c="6"/>| <text:s text:c="6"/>|</text:p>
      <text:p text:style-name="Standard">| dealer <text:s/>| char(20) <text:s text:c="5"/>| NO <text:s text:c="2"/>| PRI | <text:s text:c="8"/>| <text:s text:c="6"/>|</text:p>
      <text:p text:style-name="Standard">| price <text:s text:c="2"/>| decimal(16,2) | NO <text:s text:c="2"/>| <text:s text:c="4"/>| 0.00 <text:s text:c="3"/>| <text:s text:c="6"/>|</text:p>
      <text:p text:style-name="Standard">+---------+---------------+------+-----+---------+-------+</text:p>
      <text:p text:style-name="Standard">3 rows in set (0.01 sec)</text:p>
      <text:p text:style-name="Standard"/>
      <text:p text:style-name="Standard">mysql&gt; SELECT * FROM shop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1 | A <text:s text:c="5"/>| <text:s/>3.45 |</text:p>
      <text:p text:style-name="Standard">| <text:s text:c="6"/>1 | B <text:s text:c="5"/>| <text:s/>3.99 |</text:p>
      <text:p text:style-name="Standard">| <text:s text:c="6"/>2 | A <text:s text:c="5"/>| 10.99 |</text:p>
      <text:p text:style-name="Standard">| <text:s text:c="6"/>3 | B <text:s text:c="5"/>| <text:s/>1.45 |</text:p>
      <text:p text:style-name="Standard">| <text:s text:c="6"/>3 | C <text:s text:c="5"/>| <text:s/>1.69 |</text:p>
      <text:p text:style-name="Standard">| <text:s text:c="6"/>3 | D <text:s text:c="5"/>| <text:s/>1.25 |</text:p>
      <text:p text:style-name="Standard">| <text:s text:c="6"/>4 | D <text:s text:c="5"/>| 19.95 |</text:p>
      <text:p text:style-name="Standard">| <text:s text:c="6"/>4 | E <text:s text:c="5"/>| 20.96 |</text:p>
      <text:p text:style-name="Standard">+---------+--------+-------+</text:p>
      <text:p text:style-name="Standard">8 rows in set (0.00 sec)</text:p>
      <text:p text:style-name="Standard"/>
      <text:p text:style-name="Standard"/>
      <text:p text:style-name="Standard"/>
      <text:p text:style-name="P8">“What is the highest item number?”</text:p>
      <text:p text:style-name="P9"/>
      <text:p text:style-name="Standard">mysql&gt; SELECT MAX(article) AS article FROM shop;</text:p>
      <text:p text:style-name="Standard">+---------+</text:p>
      <text:p text:style-name="Standard">| article |</text:p>
      <text:p text:style-name="Standard">+---------+</text:p>
      <text:p text:style-name="Standard">| <text:s text:c="6"/>4 |</text:p>
      <text:p text:style-name="Standard">+---------+</text:p>
      <text:p text:style-name="Standard">1 row in set (0.00 sec)</text:p>
      <text:p text:style-name="Standard"/>
      <text:p text:style-name="P10">“What is the lowest item number?”</text:p>
      <text:p text:style-name="Standard"/>
      <text:p text:style-name="Standard">mysql&gt; SELECT MIN(article) AS article FROM shop;</text:p>
      <text:p text:style-name="Standard">+---------+</text:p>
      <text:p text:style-name="Standard">| article |</text:p>
      <text:p text:style-name="Standard">+---------+</text:p>
      <text:p text:style-name="Standard">| <text:s text:c="6"/>1 |</text:p>
      <text:soft-page-break/>
      <text:p text:style-name="Standard">+---------+</text:p>
      <text:p text:style-name="Standard">1 row in set (0.00 sec)</text:p>
      <text:p text:style-name="Standard"/>
      <text:p text:style-name="Standard"><text:span text:style-name="T11">Find the number, dealer, and price of the most expensive article.</text:span></text:p>
      <text:p text:style-name="P12"/>
      <text:p text:style-name="Standard">mysql&gt; SELECT article, dealer, price</text:p>
      <text:p text:style-name="Standard"><text:s text:c="4"/>-&gt; FROM <text:s text:c="2"/>shop</text:p>
      <text:p text:style-name="Standard"><text:s text:c="4"/>-&gt; WHERE <text:s/>price=(SELECT MAX(price) FROM shop)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4 | E <text:s text:c="5"/>| 20.96 |</text:p>
      <text:p text:style-name="Standard">+---------+--------+-------+</text:p>
      <text:p text:style-name="Standard">1 row in set (0.02 sec)</text:p>
      <text:p text:style-name="Standard"/>
      <text:p text:style-name="Standard"/>
      <text:p text:style-name="Standard"><text:span text:style-name="T13">Another solution is to use a<text:s/></text:span><text:span text:style-name="T14">LEFT JOIN</text:span><text:span text:style-name="T15">, as shown here:</text:span></text:p>
      <text:p text:style-name="Standard"/>
      <text:p text:style-name="Standard">mysql&gt; SELECT s1.article, s1.dealer, s1.price</text:p>
      <text:p text:style-name="Standard"><text:s text:c="4"/>-&gt; FROM shop s1</text:p>
      <text:p text:style-name="Standard"><text:s text:c="4"/>-&gt; LEFT JOIN shop s2 ON s1.price &lt; s2.price</text:p>
      <text:p text:style-name="Standard"><text:s text:c="4"/>-&gt; WHERE s2.article IS NULL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4 | E <text:s text:c="5"/>| 20.96 |</text:p>
      <text:p text:style-name="Standard">+---------+--------+-------+</text:p>
      <text:p text:style-name="Standard">1 row in set (0.01 sec)</text:p>
      <text:p text:style-name="Standard"/>
      <text:p text:style-name="Standard"/>
      <text:p text:style-name="Standard"><text:span text:style-name="T16">You can also do this by sorting all rows descending by price and get only the first row using the MySQL-specific<text:s/></text:span><text:span text:style-name="T17">LIMIT</text:span><text:span text:style-name="T18"><text:s/>clause,</text:span></text:p>
      <text:p text:style-name="Standard"/>
      <text:p text:style-name="Standard">mysql&gt; SELECT article, dealer, price</text:p>
      <text:p text:style-name="Standard"><text:s text:c="4"/>-&gt; FROM shop</text:p>
      <text:p text:style-name="Standard"><text:s text:c="4"/>-&gt; ORDER BY price DESC</text:p>
      <text:p text:style-name="Standard"><text:s text:c="4"/>-&gt; LIMIT 1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4 | E <text:s text:c="5"/>| 20.96 |</text:p>
      <text:p text:style-name="Standard">+---------+--------+-------+</text:p>
      <text:p text:style-name="Standard">1 row in set (0.00 sec)</text:p>
      <text:p text:style-name="Standard"/>
      <text:p text:style-name="Standard"><text:span text:style-name="T19">Find the highest price per article.</text:span></text:p>
      <text:p text:style-name="Standard"/>
      <text:p text:style-name="Standard"/>
      <text:p text:style-name="Standard">SQL&gt; SELECT article, MAX(price) AS price FROM <text:s text:c="2"/>shop GROUP BY article</text:p>
      <text:p text:style-name="Standard"><text:s text:c="2"/>2 <text:s/>;</text:p>
      <text:p text:style-name="Standard"/>
      <text:p text:style-name="Standard"><text:s text:c="3"/>ARTICLE<text:tab/>PRICE</text:p>
      <text:p text:style-name="Standard">---------- ----------</text:p>
      <text:soft-page-break/>
      <text:p text:style-name="Standard"><text:tab/><text:s/>1<text:tab/><text:s/>3.99</text:p>
      <text:p text:style-name="Standard"><text:tab/><text:s/>2<text:tab/>10.99</text:p>
      <text:p text:style-name="Standard"><text:tab/><text:s/>4<text:tab/>20.96</text:p>
      <text:p text:style-name="Standard"><text:tab/><text:s/>3<text:tab/><text:s/>1.6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ysql&gt; SELECT article, MAX(price) AS price</text:p>
      <text:p text:style-name="Standard"><text:s text:c="4"/>-&gt; FROM <text:s text:c="2"/>shop</text:p>
      <text:p text:style-name="Standard"><text:s text:c="4"/>-&gt; GROUP BY article</text:p>
      <text:p text:style-name="Standard"><text:s text:c="4"/>-&gt; ORDER BY article;</text:p>
      <text:p text:style-name="Standard">+---------+-------+</text:p>
      <text:p text:style-name="Standard">| article | price |</text:p>
      <text:p text:style-name="Standard">+---------+-------+</text:p>
      <text:p text:style-name="Standard">| <text:s text:c="6"/>1 | <text:s/>3.99 |</text:p>
      <text:p text:style-name="Standard">| <text:s text:c="6"/>2 | 10.99 |</text:p>
      <text:p text:style-name="Standard">| <text:s text:c="6"/>3 | <text:s/>1.69 |</text:p>
      <text:p text:style-name="Standard">| <text:s text:c="6"/>4 | 20.96 |</text:p>
      <text:p text:style-name="Standard">+---------+-------+</text:p>
      <text:p text:style-name="Standard">4 rows in set (0.00 sec)</text:p>
      <text:p text:style-name="Standard"/>
      <text:p text:style-name="Standard"/>
      <text:p text:style-name="Standard"><text:span text:style-name="T20">For each article, find the dealer or dealers with the most expensive price.</text:span></text:p>
      <text:p text:style-name="Standard"/>
      <text:p text:style-name="Standard">mysql&gt; SELECT article, dealer, price</text:p>
      <text:p text:style-name="Standard"><text:s text:c="4"/>-&gt; FROM <text:s text:c="2"/>shop s1</text:p>
      <text:p text:style-name="Standard"><text:s text:c="4"/>-&gt; WHERE <text:s/>price=(SELECT MAX(s2.price)</text:p>
      <text:p text:style-name="Standard"><text:s text:c="4"/>-&gt; <text:s text:c="14"/>FROM shop s2</text:p>
      <text:p text:style-name="Standard"><text:s text:c="4"/>-&gt; <text:s text:c="14"/>WHERE s1.article = s2.article)</text:p>
      <text:p text:style-name="Standard"><text:s text:c="4"/>-&gt; ORDER BY article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1 | B <text:s text:c="5"/>| <text:s/>3.99 |</text:p>
      <text:p text:style-name="Standard">| <text:s text:c="6"/>2 | A <text:s text:c="5"/>| 10.99 |</text:p>
      <text:p text:style-name="Standard">| <text:s text:c="6"/>3 | C <text:s text:c="5"/>| <text:s/>1.69 |</text:p>
      <text:p text:style-name="Standard">| <text:s text:c="6"/>4 | E <text:s text:c="5"/>| 20.96 |</text:p>
      <text:p text:style-name="Standard">+---------+--------+-------+</text:p>
      <text:p text:style-name="Standard">4 rows in set (0.00 sec)</text:p>
      <text:p text:style-name="Standard"/>
      <text:p text:style-name="Standard">mysql&gt; SELECT s1.article, s1.dealer, s1.price</text:p>
      <text:p text:style-name="Standard"><text:s text:c="4"/>-&gt; FROM shop s1</text:p>
      <text:p text:style-name="Standard"><text:s text:c="4"/>-&gt; LEFT JOIN shop s2 ON s1.article = s2.article AND s1.price &lt; s2.price</text:p>
      <text:p text:style-name="Standard"><text:s text:c="4"/>-&gt; WHERE s2.article IS NULL</text:p>
      <text:p text:style-name="Standard"><text:s text:c="4"/>-&gt; ORDER BY s1.article;</text:p>
      <text:soft-page-break/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1 | B <text:s text:c="5"/>| <text:s/>3.99 |</text:p>
      <text:p text:style-name="Standard">| <text:s text:c="6"/>2 | A <text:s text:c="5"/>| 10.99 |</text:p>
      <text:p text:style-name="Standard">| <text:s text:c="6"/>3 | C <text:s text:c="5"/>| <text:s/>1.69 |</text:p>
      <text:p text:style-name="Standard">| <text:s text:c="6"/>4 | E <text:s text:c="5"/>| 20.96 |</text:p>
      <text:p text:style-name="Standard">+---------+--------+-------+</text:p>
      <text:p text:style-name="Standard">4 rows in set (0.00 sec)</text:p>
      <text:p text:style-name="Standard"/>
      <text:p text:style-name="Standard"/>
      <text:p text:style-name="P21">to find the articles with the highest and lowest price you can do this:</text:p>
      <text:p text:style-name="Standard"/>
      <text:p text:style-name="Standard"/>
      <text:p text:style-name="Standard">mysql&gt; SELECT @min_price:=MIN(price),@max_price:=MAX(price) FROM shop;</text:p>
      <text:p text:style-name="Standard">+------------------------+------------------------+</text:p>
      <text:p text:style-name="Standard">| @min_price:=MIN(price) | @max_price:=MAX(price) |</text:p>
      <text:p text:style-name="Standard">+------------------------+------------------------+</text:p>
      <text:p text:style-name="Standard">| <text:s text:c="18"/>1.25 | <text:s text:c="17"/>20.96 |</text:p>
      <text:p text:style-name="Standard">+------------------------+------------------------+</text:p>
      <text:p text:style-name="Standard">1 row in set, 2 warnings (0.00 sec)</text:p>
      <text:p text:style-name="Standard"/>
      <text:p text:style-name="Standard">mysql&gt; SELECT * FROM shop WHERE price=@min_price OR price=@max_price;</text:p>
      <text:p text:style-name="Standard">+---------+--------+-------+</text:p>
      <text:p text:style-name="Standard">| article | dealer | price |</text:p>
      <text:p text:style-name="Standard">+---------+--------+-------+</text:p>
      <text:p text:style-name="Standard">| <text:s text:c="6"/>3 | D <text:s text:c="5"/>| <text:s/>1.25 |</text:p>
      <text:p text:style-name="Standard">| <text:s text:c="6"/>4 | E <text:s text:c="5"/>| 20.96 |</text:p>
      <text:p text:style-name="Standard">+---------+--------+-------+</text:p>
      <text:p text:style-name="Standard">2 rows in set (0.00 se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nila Shrivathsa</meta:initial-creator>
    <dc:creator>Sunil Shrivathsa</dc:creator>
    <meta:creation-date>2023-01-25T06:10:00Z</meta:creation-date>
    <dc:date>2023-01-25T06:12:00Z</dc:date>
    <meta:template xlink:href="Normal" xlink:type="simple"/>
    <meta:editing-cycles>4</meta:editing-cycles>
    <meta:editing-duration>PT180S</meta:editing-duration>
    <meta:document-statistic meta:page-count="5" meta:paragraph-count="12" meta:word-count="901" meta:character-count="6030" meta:row-count="42" meta:non-whitespace-character-count="5141"/>
  </office:meta>
</office:document-meta>
</file>